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co20" style:family="table-column">
      <style:table-column-properties fo:break-before="auto" style:column-width="1.722cm"/>
    </style:style>
    <style:style style:name="co21" style:family="table-column">
      <style:table-column-properties fo:break-before="auto" style:column-width="2.545cm"/>
    </style:style>
    <style:style style:name="co22" style:family="table-column">
      <style:table-column-properties fo:break-before="auto" style:column-width="2.448cm"/>
    </style:style>
    <style:style style:name="co23" style:family="table-column">
      <style:table-column-properties fo:break-before="auto" style:column-width="3.083cm"/>
    </style:style>
    <style:style style:name="co24" style:family="table-column">
      <style:table-column-properties fo:break-before="auto" style:column-width="7.205cm"/>
    </style:style>
    <style:style style:name="co25" style:family="table-column">
      <style:table-column-properties fo:break-before="auto" style:column-width="5.701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554cm" fo:break-before="auto" style:use-optimal-row-height="true"/>
    </style:style>
    <style:style style:name="ro8" style:family="table-row">
      <style:table-row-properties style:row-height="0.563cm" fo:break-before="auto" style:use-optimal-row-height="true"/>
    </style:style>
    <style:style style:name="ro12" style:family="table-row">
      <style:table-row-properties style:row-height="0.513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style:style style:name="ta4" style:family="table" style:master-page-name="PageStyle_5f_MasterData作成">
      <style:table-properties table:display="true" style:writing-mode="lr-tb"/>
    </style:style>
    <number:text-style style:name="N100">
      <number:text-content/>
    </number:text-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2" style:family="table-cell" style:parent-style-name="Default" style:data-style-name="N100">
      <style:text-properties style:text-position=""/>
    </style:style>
    <style:style style:name="ce33" style:family="table-cell" style:parent-style-name="Default">
      <style:text-properties style:text-position="" style:font-name="ＭＳ Ｐゴシック" style:font-name-asian="ＭＳ Ｐゴシック" style:font-name-complex="Mangal"/>
    </style:style>
    <style:style style:name="ce34" style:family="table-cell" style:parent-style-name="Default" style:data-style-name="N0">
      <style:text-properties style:text-position=""/>
    </style:style>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diagonal-bl-tr="none" style:diagonal-tl-br="none" fo:border="0.06pt solid #000000" style:rotation-align="none"/>
    </style:style>
    <style:style style:name="ce38" style:family="table-cell" style:parent-style-name="Default">
      <style:table-cell-properties style:rotation-align="none"/>
    </style:style>
    <style:style style:name="ce39" style:family="table-cell" style:parent-style-name="Default" style:data-style-name="N115"/>
    <style:style style:name="ce40"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2" style:family="table-cell" style:parent-style-name="Default">
      <style:table-cell-properties fo:border="0.06pt solid #000000"/>
    </style:style>
    <style:style style:name="ce43"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diagonal-bl-tr="none" style:diagonal-tl-br="none" fo:background-color="transparent" fo:border="0.06pt solid #000000" style:rotation-align="none"/>
    </style:style>
    <style:style style:name="ce46" style:family="table-cell" style:parent-style-name="Default" style:data-style-name="N100">
      <style:table-cell-properties style:diagonal-bl-tr="none" style:diagonal-tl-br="none" fo:border="0.06pt solid #000000" style:rotation-align="none"/>
    </style:style>
    <style:style style:name="ce47"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48"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2" style:family="text">
      <style:text-properties fo:color="#0000ff"/>
    </style:style>
    <style:style style:name="T3" style:family="text">
      <style:text-properties fo:color="#ff0000"/>
    </style:style>
    <style:style style:name="T4" style:family="text">
      <style:text-properties fo:color="#ff00ff"/>
    </style:style>
    <style:style style:name="T5"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0" table:default-cell-style-name="Default"/>
        <table:table-column table:style-name="co21" table:default-cell-style-name="Default"/>
        <table:table-column table:style-name="co22" table:default-cell-style-name="Default"/>
        <table:table-column table:style-name="co20" table:number-columns-repeated="1021" table:default-cell-style-name="Default"/>
        <table:table-row table:style-name="ro1" table:number-rows-repeated="2">
          <table:table-cell table:number-columns-repeated="1024"/>
        </table:table-row>
        <table:table-row table:style-name="ro1">
          <table:table-cell/>
          <table:table-cell table:style-name="ce37" office:value-type="string" calcext:value-type="string">
            <text:p>MasterVersion</text:p>
          </table:table-cell>
          <table:table-cell table:style-name="ce37" office:value-type="float" office:value="2014032200" calcext:value-type="float">
            <text:p>2014032200</text:p>
          </table:table-cell>
          <table:table-cell table:number-columns-repeated="1021"/>
        </table:table-row>
        <table:table-row table:style-name="ro1">
          <table:table-cell table:number-columns-repeated="2"/>
          <table:table-cell table:style-name="ce38"/>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44cm" svg:height="0.736cm" svg:x="0.124cm" svg:y="0.001cm">
              <office:event-listeners>
                <script:event-listener script:language="ooo:script" script:event-name="dom:click" xlink:href="vnd.sun.star.script:Standard.Module1.OutputMasterFile?language=Basic&amp;location=document"/>
              </office:event-listeners>
              <text:p text:style-name="P1"><text:span text:style-name="T5">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23" table:default-cell-style-name="ce41"/>
        <table:table-column table:style-name="co24" table:default-cell-style-name="ce46"/>
        <table:table-column table:style-name="co25" table:default-cell-style-name="ce46"/>
        <table:table-column table:style-name="co10" table:default-cell-style-name="ce41"/>
        <table:table-column table:style-name="co10" table:default-cell-style-name="ce42"/>
        <table:table-row table:style-name="ro6" table:number-rows-repeated="2">
          <table:table-cell/>
          <table:table-cell table:style-name="Default" table:number-columns-repeated="5"/>
        </table:table-row>
        <table:table-row table:style-name="ro4">
          <table:table-cell/>
          <table:table-cell table:style-name="ce40" office:value-type="string" calcext:value-type="string">
            <text:p>ライブハウスNo</text:p>
          </table:table-cell>
          <table:table-cell table:style-name="ce43" office:value-type="string" calcext:value-type="string">
            <text:p>日時</text:p>
          </table:table-cell>
          <table:table-cell table:style-name="ce48" office:value-type="string" calcext:value-type="string">
            <text:p>情報</text:p>
          </table:table-cell>
          <table:table-cell table:style-name="ce48" office:value-type="string" calcext:value-type="string">
            <text:p>ソート順</text:p>
          </table:table-cell>
          <table:table-cell table:style-name="Default" office:value-type="string" calcext:value-type="string">
            <text:p>ON/OFF</text:p>
          </table:table-cell>
        </table:table-row>
        <table:table-row table:style-name="ro12">
          <table:table-cell/>
          <table:table-cell office:value-type="string" calcext:value-type="string">
            <text:p>1</text:p>
          </table:table-cell>
          <table:table-cell table:style-name="ce41" office:value-type="string" calcext:value-type="string">
            <text:p>新宿Motion</text:p>
          </table:table-cell>
          <table:table-cell table:style-name="ce41"/>
          <table:table-cell office:value-type="string" calcext:value-type="string">
            <text:p>1</text:p>
          </table:table-cell>
          <table:table-cell office:value-type="float" office:value="1" calcext:value-type="float">
            <text:p>1</text:p>
          </table:table-cell>
        </table:table-row>
        <table:table-row table:style-name="ro12">
          <table:table-cell/>
          <table:table-cell office:value-type="string" calcext:value-type="string">
            <text:p>2</text:p>
          </table:table-cell>
          <table:table-cell table:style-name="ce41" office:value-type="string" calcext:value-type="string">
            <text:p>新宿Marble</text:p>
          </table:table-cell>
          <table:table-cell table:style-name="ce41"/>
          <table:table-cell office:value-type="string" calcext:value-type="string">
            <text:p>2</text:p>
          </table:table-cell>
          <table:table-cell office:value-type="float" office:value="1" calcext:value-type="float">
            <text:p>1</text:p>
          </table:table-cell>
        </table:table-row>
        <table:table-row table:style-name="ro12">
          <table:table-cell/>
          <table:table-cell office:value-type="string" calcext:value-type="string">
            <text:p>3</text:p>
          </table:table-cell>
          <table:table-cell table:style-name="ce41" office:value-type="string" calcext:value-type="string">
            <text:p>新宿Marz</text:p>
          </table:table-cell>
          <table:table-cell table:style-name="ce41"/>
          <table:table-cell office:value-type="string" calcext:value-type="string">
            <text:p>3</text:p>
          </table:table-cell>
          <table:table-cell office:value-type="float" office:value="1" calcext:value-type="float">
            <text:p>1</text:p>
          </table:table-cell>
        </table:table-row>
        <table:table-row table:style-name="ro12">
          <table:table-cell/>
          <table:table-cell office:value-type="string" calcext:value-type="string">
            <text:p>4</text:p>
          </table:table-cell>
          <table:table-cell table:style-name="ce44" office:value-type="string" calcext:value-type="string">
            <text:p>新宿LOFT</text:p>
          </table:table-cell>
          <table:table-cell table:style-name="ce44"/>
          <table:table-cell office:value-type="string" calcext:value-type="string">
            <text:p>4</text:p>
          </table:table-cell>
          <table:table-cell office:value-type="float" office:value="1" calcext:value-type="float">
            <text:p>1</text:p>
          </table:table-cell>
        </table:table-row>
        <table:table-row table:style-name="ro12">
          <table:table-cell/>
          <table:table-cell office:value-type="string" calcext:value-type="string">
            <text:p>5</text:p>
          </table:table-cell>
          <table:table-cell table:style-name="ce41" office:value-type="string" calcext:value-type="string">
            <text:p>秋葉原GOODMAN</text:p>
          </table:table-cell>
          <table:table-cell table:style-name="ce44"/>
          <table:table-cell office:value-type="string" calcext:value-type="string">
            <text:p>5</text:p>
          </table:table-cell>
          <table:table-cell office:value-type="float" office:value="1" calcext:value-type="float">
            <text:p>1</text:p>
          </table:table-cell>
        </table:table-row>
        <table:table-row table:style-name="ro12">
          <table:table-cell/>
          <table:table-cell office:value-type="string" calcext:value-type="string">
            <text:p>6</text:p>
          </table:table-cell>
          <table:table-cell table:style-name="ce41" office:value-type="string" calcext:value-type="string">
            <text:p>下北沢BASEMENT BAR</text:p>
          </table:table-cell>
          <table:table-cell table:style-name="ce45"/>
          <table:table-cell office:value-type="string" calcext:value-type="string">
            <text:p>6</text:p>
          </table:table-cell>
          <table:table-cell office:value-type="float" office:value="1" calcext:value-type="float">
            <text:p>1</text:p>
          </table:table-cell>
        </table:table-row>
        <table:table-row table:style-name="ro12">
          <table:table-cell/>
          <table:table-cell office:value-type="string" calcext:value-type="string">
            <text:p>7</text:p>
          </table:table-cell>
          <table:table-cell table:style-name="ce44" office:value-type="string" calcext:value-type="string">
            <text:p>下北沢THREE</text:p>
          </table:table-cell>
          <table:table-cell table:style-name="ce44"/>
          <table:table-cell office:value-type="string" calcext:value-type="string">
            <text:p>7</text:p>
          </table:table-cell>
          <table:table-cell office:value-type="float" office:value="1" calcext:value-type="float">
            <text:p>1</text:p>
          </table:table-cell>
        </table:table-row>
        <table:table-row table:style-name="ro12">
          <table:table-cell/>
          <table:table-cell office:value-type="string" calcext:value-type="string">
            <text:p>8</text:p>
          </table:table-cell>
          <table:table-cell table:style-name="ce44" office:value-type="string" calcext:value-type="string">
            <text:p>下北沢DAISY BAR</text:p>
          </table:table-cell>
          <table:table-cell table:style-name="ce45"/>
          <table:table-cell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45" office:value-type="string" calcext:value-type="string">
            <text:p>下北沢SHELTER</text:p>
          </table:table-cell>
          <table:table-cell table:style-name="ce49"/>
          <table:table-cell office:value-type="string" calcext:value-type="string">
            <text:p>9</text:p>
          </table:table-cell>
          <table:table-cell office:value-type="float" office:value="1" calcext:value-type="float">
            <text:p>1</text:p>
          </table:table-cell>
        </table:table-row>
        <table:table-row table:style-name="ro12">
          <table:table-cell/>
          <table:table-cell office:value-type="string" calcext:value-type="string">
            <text:p>10</text:p>
          </table:table-cell>
          <table:table-cell table:style-name="ce44" office:value-type="string" calcext:value-type="string">
            <text:p>下北沢QUE</text:p>
          </table:table-cell>
          <table:table-cell/>
          <table:table-cell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45" office:value-type="string" calcext:value-type="string">
            <text:p>下北沢251</text:p>
          </table:table-cell>
          <table:table-cell/>
          <table:table-cell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45"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42"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42"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42"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42"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42"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2</text:p>
          </table:table-cell>
          <table:table-cell table:style-name="ce47"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39"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4</text:p>
          </table:table-cell>
          <table:table-cell table:style-name="ce47"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7</text:p>
          </table:table-cell>
          <table:table-cell table:style-name="ce42"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39" office:value-type="date" office:date-value="2014-03-21" calcext:value-type="date">
            <text:p>41719</text:p>
          </table:table-cell>
          <table:table-cell office:value-type="string" calcext:value-type="string">
            <text:p>28</text:p>
          </table:table-cell>
          <table:table-cell table:style-name="ce42"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2</text:p>
          </table:table-cell>
          <table:table-cell office:value-type="string" calcext:value-type="string">
            <text:p>池袋music.org</text:p>
          </table:table-cell>
          <table:table-cell/>
          <table:table-cell office:value-type="string" calcext:value-type="string">
            <text:p>32</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3</text:p>
          </table:table-cell>
          <table:table-cell office:value-type="string" calcext:value-type="string">
            <text:p>池袋RUIDO K3</text:p>
          </table:table-cell>
          <table:table-cell/>
          <table:table-cell office:value-type="string" calcext:value-type="string">
            <text:p>33</text:p>
          </table:table-cell>
          <table:table-cell office:value-type="float" office:value="1" calcext:value-type="float">
            <text:p>1</text:p>
          </table:table-cell>
        </table:table-row>
        <table:table-row table:style-name="ro8">
          <table:table-cell table:style-name="ce39" office:value-type="date" office:date-value="2014-03-23" calcext:value-type="date">
            <text:p>41721</text:p>
          </table:table-cell>
          <table:table-cell office:value-type="string" calcext:value-type="string">
            <text:p>34</text:p>
          </table:table-cell>
          <table:table-cell table:style-name="Default" office:value-type="string" calcext:value-type="string">
            <text:p>渋谷RUIDO K2</text:p>
          </table:table-cell>
          <table:table-cell/>
          <table:table-cell office:value-type="string" calcext:value-type="string">
            <text:p>34</text:p>
          </table:table-cell>
          <table:table-cell office:value-type="float" office:value="1" calcext:value-type="float">
            <text:p>1</text:p>
          </table:table-cell>
        </table:table-row>
        <table:table-row table:style-name="ro8">
          <table:table-cell table:style-name="ce39" office:value-type="date" office:date-value="2014-03-23" calcext:value-type="date">
            <text:p>41721</text:p>
          </table:table-cell>
          <table:table-cell office:value-type="string" calcext:value-type="string">
            <text:p>35</text:p>
          </table:table-cell>
          <table:table-cell table:style-name="Default" office:value-type="string" calcext:value-type="string">
            <text:p>新宿RUIDO K4</text:p>
          </table:table-cell>
          <table:table-cell/>
          <table:table-cell office:value-type="string" calcext:value-type="string">
            <text:p>35</text:p>
          </table:table-cell>
          <table:table-cell office:value-type="float" office:value="1" calcext:value-type="float">
            <text:p>1</text:p>
          </table:table-cell>
        </table:table-row>
        <table:table-row table:style-name="ro9">
          <table:table-cell table:style-name="ce39" office:value-type="date" office:date-value="2014-03-23" calcext:value-type="date">
            <text:p>41721</text:p>
          </table:table-cell>
          <table:table-cell office:value-type="string" calcext:value-type="string">
            <text:p>36</text:p>
          </table:table-cell>
          <table:table-cell office:value-type="string" calcext:value-type="string">
            <text:p>赤坂BLITZ</text:p>
          </table:table-cell>
          <table:table-cell/>
          <table:table-cell office:value-type="string" calcext:value-type="string">
            <text:p>36</text:p>
          </table:table-cell>
          <table:table-cell office:value-type="float" office:value="1" calcext:value-type="float">
            <text:p>1</text:p>
          </table:table-cell>
        </table:table-row>
        <table:table-row table:style-name="ro9">
          <table:table-cell table:style-name="ce39" office:value-type="date" office:date-value="2014-03-24" calcext:value-type="date">
            <text:p>41722</text:p>
          </table:table-cell>
          <table:table-cell office:value-type="string" calcext:value-type="string">
            <text:p>37</text:p>
          </table:table-cell>
          <table:table-cell office:value-type="string" calcext:value-type="string">
            <text:p>ZEPP TOKYO</text:p>
          </table:table-cell>
          <table:table-cell/>
          <table:table-cell office:value-type="string" calcext:value-type="string">
            <text:p>37</text:p>
          </table:table-cell>
          <table:table-cell office:value-type="float" office:value="1" calcext:value-type="float">
            <text:p>1</text:p>
          </table:table-cell>
        </table:table-row>
        <table:table-row table:style-name="ro9">
          <table:table-cell table:style-name="ce39" office:value-type="date" office:date-value="2014-03-24" calcext:value-type="date">
            <text:p>41722</text:p>
          </table:table-cell>
          <table:table-cell office:value-type="string" calcext:value-type="string">
            <text:p>38</text:p>
          </table:table-cell>
          <table:table-cell office:value-type="string" calcext:value-type="string">
            <text:p>ZEPP Diver City</text:p>
          </table:table-cell>
          <table:table-cell/>
          <table:table-cell office:value-type="string" calcext:value-type="string">
            <text:p>38</text:p>
          </table:table-cell>
          <table:table-cell office:value-type="float" office:value="1" calcext:value-type="float">
            <text:p>1</text:p>
          </table:table-cell>
        </table:table-row>
        <table:table-row table:style-name="ro9">
          <table:table-cell table:style-name="ce39" office:value-type="date" office:date-value="2014-03-24" calcext:value-type="date">
            <text:p>41722</text:p>
          </table:table-cell>
          <table:table-cell office:value-type="string" calcext:value-type="string">
            <text:p>39</text:p>
          </table:table-cell>
          <table:table-cell office:value-type="string" calcext:value-type="string">
            <text:p>新宿red cloth</text:p>
          </table:table-cell>
          <table:table-cell/>
          <table:table-cell office:value-type="string" calcext:value-type="string">
            <text:p>39</text:p>
          </table:table-cell>
          <table:table-cell office:value-type="float" office:value="1" calcext:value-type="float">
            <text:p>1</text:p>
          </table:table-cell>
        </table:table-row>
        <table:table-row table:style-name="ro9">
          <table:table-cell table:style-name="ce39" office:value-type="date" office:date-value="2014-03-25" calcext:value-type="date">
            <text:p>41723</text:p>
          </table:table-cell>
          <table:table-cell table:style-name="ce42" office:value-type="float" office:value="40" calcext:value-type="float">
            <text:p>40</text:p>
          </table:table-cell>
          <table:table-cell office:value-type="string" calcext:value-type="string">
            <text:p>新宿JAM</text:p>
          </table:table-cell>
          <table:table-cell table:style-name="ce42"/>
          <table:table-cell office:value-type="string" calcext:value-type="string">
            <text:p>40</text:p>
          </table:table-cell>
          <table:table-cell office:value-type="float" office:value="0" calcext:value-type="float">
            <text:p>0</text:p>
          </table:table-cell>
        </table:table-row>
        <table:table-row table:style-name="ro9">
          <table:table-cell table:style-name="ce39" office:value-type="date" office:date-value="2014-03-25" calcext:value-type="date">
            <text:p>41723</text:p>
          </table:table-cell>
          <table:table-cell table:style-name="ce42" office:value-type="float" office:value="41" calcext:value-type="float">
            <text:p>41</text:p>
          </table:table-cell>
          <table:table-cell office:value-type="string" calcext:value-type="string">
            <text:p>新宿NINE SPICES</text:p>
          </table:table-cell>
          <table:table-cell table:style-name="ce42"/>
          <table:table-cell office:value-type="string" calcext:value-type="string">
            <text:p>41</text:p>
          </table:table-cell>
          <table:table-cell office:value-type="float" office:value="0" calcext:value-type="float">
            <text:p>0</text:p>
          </table:table-cell>
        </table:table-row>
        <table:table-row table:style-name="ro9">
          <table:table-cell table:style-name="ce39" office:value-type="date" office:date-value="2014-03-25" calcext:value-type="date">
            <text:p>41723</text:p>
          </table:table-cell>
          <table:table-cell table:style-name="ce42" office:value-type="float" office:value="42" calcext:value-type="float">
            <text:p>42</text:p>
          </table:table-cell>
          <table:table-cell table:style-name="ce42" office:value-type="string" calcext:value-type="string">
            <text:p>新木場STUDIO COAST</text:p>
          </table:table-cell>
          <table:table-cell table:style-name="ce42"/>
          <table:table-cell office:value-type="string" calcext:value-type="string">
            <text:p>42</text:p>
          </table:table-cell>
          <table:table-cell office:value-type="float" office:value="0" calcext:value-type="float">
            <text:p>0</text:p>
          </table:table-cell>
        </table:table-row>
        <table:table-row table:style-name="ro9">
          <table:table-cell/>
          <table:table-cell table:style-name="Default" office:value-type="float" office:value="43" calcext:value-type="float">
            <text:p>43</text:p>
          </table:table-cell>
          <table:table-cell table:style-name="ce42" office:value-type="string" calcext:value-type="string">
            <text:p>吉祥寺warp</text:p>
          </table:table-cell>
          <table:table-cell table:style-name="Default"/>
          <table:table-cell table:style-name="Default" office:value-type="float" office:value="43" calcext:value-type="float">
            <text:p>43</text:p>
          </table:table-cell>
          <table:table-cell table:style-name="Default" office:value-type="float" office:value="0" calcext:value-type="float">
            <text:p>0</text:p>
          </table:table-cell>
        </table:table-row>
        <table:table-row table:style-name="ro2">
          <table:table-cell/>
          <table:table-cell table:style-name="Default" office:value-type="float" office:value="44" calcext:value-type="float">
            <text:p>44</text:p>
          </table:table-cell>
          <table:table-cell table:style-name="Default" office:value-type="string" calcext:value-type="string">
            <text:p>日本武道館</text:p>
          </table:table-cell>
          <table:table-cell table:style-name="Default"/>
          <table:table-cell table:style-name="Default" office:value-type="float" office:value="44" calcext:value-type="float">
            <text:p>44</text:p>
          </table:table-cell>
          <table:table-cell table:style-name="Default" office:value-type="float" office:value="0" calcext:value-type="float">
            <text:p>0</text:p>
          </table:table-cell>
        </table:table-row>
        <table:table-row table:style-name="ro6">
          <table:table-cell/>
          <table:table-cell table:style-name="Default" office:value-type="float" office:value="45" calcext:value-type="float">
            <text:p>45</text:p>
          </table:table-cell>
          <table:table-cell table:style-name="Default" office:value-type="string" calcext:value-type="string">
            <text:p>日比谷野外大音楽堂</text:p>
          </table:table-cell>
          <table:table-cell table:style-name="Default"/>
          <table:table-cell table:style-name="Default" office:value-type="float" office:value="45" calcext:value-type="float">
            <text:p>45</text:p>
          </table:table-cell>
          <table:table-cell table:style-name="Default" office:value-type="float" office:value="0" calcext:value-type="float">
            <text:p>0</text:p>
          </table:table-cell>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9">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10">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3</text:p>
          </table:table-cell>
          <table:table-cell table:style-name="ce34" office:value-type="float" office:value="1" calcext:value-type="float">
            <text:p>1</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前売/当日：FREE!!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4]=[.C5];[.D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チケット : 先行予約の方 Free (+1drink) + 特典ステッカープレゼント / 発売後CDご購入の方 Free (+2drink)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5]=[.C6];[.D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6]=[.C7];[.D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7]=[.C8];[.D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 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8]=[.C9];[.D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9]=[.C10];[.D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10]=[.C11];[.D1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11]=[.C12];[.D11]+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12]=[.C13];[.D12]+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13]=[.C14];[.D13]+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 楽しみにしてくれていた方、申し訳ありません。</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14]=[.C15];[.D14]+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都合によりOPEN/STARTが変更になりました。予めご了承ください。br2n ★高校生学割チケット代無料。(ドリンク代500円はいただきます。) br2n※要　学生証提示。 br2n■開場/開演：16:30/17: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15]=[.C16];[.D15]+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16]=[.C17];[.D16]+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17]=[.C18];[.D17]+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18]=[.C19];[.D18]+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19]=[.C20];[.D19]+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20]=[.C21];[.D20]+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21]=[.C22];[.D21]+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22]=[.C23];[.D22]+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23]=[.C24];[.D23]+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24]=[.C25];[.D24]+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25]=[.C26];[.D25]+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6]=[.C27];[.D26]+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7]=[.C28];[.D27]+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28]=[.C29];[.D28]+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29]=[.C30];[.D29]+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30]=[.C31];[.D30]+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ゲンドウミサイル 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1]=[.C32];[.D31]+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2]=[.C33];[.D32]+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33]=[.C34];[.D33]+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4]=[.C35];[.D34]+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5]=[.C36];[.D35]+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36]=[.C37];[.D36]+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37]=[.C38];[.D37]+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8]=[.C39];[.D38]+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9]=[.C40];[.D39]+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40]=[.C41];[.D40]+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41]=[.C42];[.D41]+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42]=[.C43];[.D42]+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43]=[.C44];[.D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44]=[.C45];[.D44]+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45]=[.C46];[.D45]+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46]=[.C47];[.D46]+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47]=[.C48];[.D47]+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48]=[.C49];[.D48]+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49]=[.C50];[.D49]+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50]=[.C51];[.D50]+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51]=[.C52];[.D51]+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table:formula="of:=IF([.C52]=[.C53];[.D52]+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table:formula="of:=IF([.C53]=[.C54];[.D53]+1;1)" office:value-type="float" office:value="1" calcext:value-type="float">
            <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table:formula="of:=IF([.C54]=[.C55];[.D54]+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64]=[.C65];[.D64]+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65]=[.C66];[.D6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66]=[.C67];[.D66]+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67]=[.C68];[.D67]+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68]=[.C69];[.D6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69]=[.C70];[.D6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0]=[.C71];[.D7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1]=[.C72];[.D71]+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72]=[.C73];[.D7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73]=[.C74];[.D73]+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74]=[.C75];[.D74]+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75]=[.C76];[.D75]+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76]=[.C77];[.D76]+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77]=[.C78];[.D77]+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78]=[.C79];[.D78]+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79]=[.C80];[.D79]+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80]=[.C81];[.D80]+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81]=[.C82];[.D81]+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2]=[.C83];[.D82]+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3]=[.C84];[.D83]+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84]=[.C85];[.D84]+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85]=[.C86];[.D85]+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86]=[.C87];[.D8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87]=[.C88];[.D87]+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88]=[.C89];[.D88]+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89]=[.C90];[.D89]+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90]=[.C91];[.D90]+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91]=[.C92];[.D91]+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92]=[.C93];[.D92]+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93]=[.C94];[.D93]+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94]=[.C95];[.D94]+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95]=[.C96];[.D95]+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96]=[.C97];[.D96]+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97]=[.C98];[.D97]+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8]=[.C99];[.D98]+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9]=[.C100];[.D99]+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100]=[.C101];[.D100]+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101]=[.C102];[.D101]+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102]=[.C103];[.D102]+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103]=[.C104];[.D103]+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104]=[.C105];[.D104]+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105]=[.C106];[.D105]+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106]=[.C107];[.D106]+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107]=[.C108];[.D107]+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108]=[.C109];[.D108]+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109]=[.C110];[.D109]+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110]=[.C111];[.D110]+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111]=[.C112];[.D111]+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112]=[.C113];[.D11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113]=[.C114];[.D11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114]=[.C115];[.D114]+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115]=[.C116];[.D11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116]=[.C117];[.D116]+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117]=[.C118];[.D117]+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118]=[.C119];[.D118]+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119]=[.C120];[.D119]+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120]=[.C121];[.D120]+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121]=[.C122];[.D121]+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122]=[.C123];[.D122]+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123]=[.C124];[.D12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124]=[.C125];[.D124]+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125]=[.C126];[.D125]+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126]=[.C127];[.D126]+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127]=[.C128];[.D127]+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128]=[.C129];[.D128]+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AVANTI / threedays film</text:p>
          </table:table-cell>
          <table:table-cell office:value-type="string" calcext:value-type="string">
            <text:p>OPEN 17:30 / START 18:00ADV ￥3000 (+1drink) / DOOR ￥3500 (+1drink) br2n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129]=[.C130];[.D129]+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130]=[.C131];[.D130]+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131]=[.C132];[.D131]+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132]=[.C133];[.D132]+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133]=[.C134];[.D133]+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134]=[.C135];[.D134]+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135]=[.C136];[.D135]+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136]=[.C137];[.D136]+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137]=[.C138];[.D137]+1;1)" office:value-type="float" office:value="1" calcext:value-type="float">
            <text:p/>
          </table:table-cell>
          <table:table-cell office:value-type="string" calcext:value-type="string">
            <text:p>【わるい空想】</text:p>
          </table:table-cell>
          <table:table-cell table:style-name="Default" office:value-type="string" calcext:value-type="string">
            <text:p>The Lil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138]=[.C139];[.D138]+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139]=[.C140];[.D139]+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140]=[.C141];[.D140]+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141]=[.C142];[.D141]+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142]=[.C143];[.D142]+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143]=[.C144];[.D143]+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144]=[.C145];[.D144]+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145]=[.C146];[.D145]+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146]=[.C147];[.D146]+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147]=[.C148];[.D147]+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148]=[.C149];[.D148]+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149]=[.C150];[.D149]+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150]=[.C151];[.D150]+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151]=[.C152];[.D151]+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152]=[.C153];[.D152]+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153]=[.C154];[.D153]+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154]=[.C155];[.D154]+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155]=[.C156];[.D155]+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156]=[.C157];[.D15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157]=[.C158];[.D15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158]=[.C159];[.D15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159]=[.C160];[.D15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160]=[.C161];[.D16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161]=[.C162];[.D16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162]=[.C163];[.D16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163]=[.C164];[.D16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164]=[.C165];[.D164]+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165]=[.C166];[.D165]+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 【ゲスト】 br2n すぷらっしゅレボリューション  NEW!!br2n PPP!PiXiON  NEW!!</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166]=[.C167];[.D166]+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167]=[.C168];[.D167]+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168]=[.C169];[.D168]+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169]=[.C170];[.D169]+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170]=[.C171];[.D170]+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171]=[.C172];[.D171]+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172]=[.C173];[.D172]+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173]=[.C174];[.D173]+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174]=[.C175];[.D174]+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175]=[.C176];[.D175]+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176]=[.C177];[.D176]+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177]=[.C178];[.D177]+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178]=[.C179];[.D178]+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179]=[.C180];[.D179]+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0]=[.C181];[.D180]+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1]=[.C182];[.D181]+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2]=[.C183];[.D182]+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3]=[.C184];[.D183]+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184]=[.C185];[.D184]+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5]=[.C186];[.D185]+1;1)" office:value-type="float" office:value="1" calcext:value-type="float">
            <text:p/>
          </table:table-cell>
          <table:table-cell office:value-type="string" calcext:value-type="string">
            <text:p>CoverGirls4thシングル「飛行機雲」リリース＆新SISTERSお披露目公演</text:p>
          </table:table-cell>
          <table:table-cell table:style-name="Default" office:value-type="string" calcext:value-type="string">
            <text:p>CoverGirls br2n CoverGirls SiSTERS</text:p>
          </table:table-cell>
          <table:table-cell office:value-type="string" calcext:value-type="string">
            <text:p>OPEN: 11:00 / START: 11:20 br2n ADV: – / DOOR: – br2n チケット代無料！！</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6]=[.C187];[.D186]+1;1)" office:value-type="float" office:value="2"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ご入場の際にドリンク代¥500頂きます。br2n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187]=[.C188];[.D187]+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188]=[.C189];[.D188]+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189]=[.C190];[.D189]+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190]=[.C191];[.D190]+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191]=[.C192];[.D191]+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192]=[.C193];[.D192]+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193]=[.C194];[.D193]+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194]=[.C195];[.D194]+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195]=[.C196];[.D195]+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196]=[.C197];[.D196]+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197]=[.C198];[.D197]+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198]=[.C199];[.D198]+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199]=[.C200];[.D199]+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200]=[.C201];[.D200]+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201]=[.C202];[.D201]+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202]=[.C203];[.D202]+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203]=[.C204];[.D203]+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3</text:p>
          </table:table-cell>
          <table:table-cell table:style-name="ce34" table:formula="of:=IF([.C204]=[.C205];[.D204]+1;1)" office:value-type="float" office:value="1" calcext:value-type="float">
            <text:p/>
          </table:table-cell>
          <table:table-cell office:value-type="string" calcext:value-type="string">
            <text:p>「(♯・_・♯)りどるううううううううううむ(♯・_・♯)」</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4</text:p>
          </table:table-cell>
          <table:table-cell table:style-name="ce34" table:formula="of:=IF([.C205]=[.C206];[.D20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5</text:p>
          </table:table-cell>
          <table:table-cell table:style-name="ce34" table:formula="of:=IF([.C206]=[.C207];[.D20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6</text:p>
          </table:table-cell>
          <table:table-cell table:style-name="ce34" table:formula="of:=IF([.C207]=[.C208];[.D20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7</text:p>
          </table:table-cell>
          <table:table-cell table:style-name="ce34" table:formula="of:=IF([.C208]=[.C209];[.D208]+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8</text:p>
          </table:table-cell>
          <table:table-cell table:style-name="ce34" table:formula="of:=IF([.C209]=[.C210];[.D209]+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9</text:p>
          </table:table-cell>
          <table:table-cell table:style-name="ce34" table:formula="of:=IF([.C210]=[.C211];[.D210]+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9</text:p>
          </table:table-cell>
          <table:table-cell table:style-name="ce34" table:formula="of:=IF([.C211]=[.C212];[.D211]+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 Twitterアカウント: @candy_o_c br2n※成人済み戸籍上女性のみ入場可能</text:p>
          </table:table-cell>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0</text:p>
          </table:table-cell>
          <table:table-cell table:style-name="ce34" table:formula="of:=IF([.C212]=[.C213];[.D212]+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 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1</text:p>
          </table:table-cell>
          <table:table-cell table:style-name="ce34" table:formula="of:=IF([.C213]=[.C214];[.D213]+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3</text:p>
          </table:table-cell>
          <table:table-cell table:style-name="ce34" table:formula="of:=IF([.C214]=[.C215];[.D214]+1;1)" office:value-type="float" office:value="1" calcext:value-type="float">
            <text:p/>
          </table:table-cell>
          <table:table-cell office:value-type="string" calcext:value-type="string">
            <text:p>Beat Happening！VOL.1023</text:p>
          </table:table-cell>
          <table:table-cell table:style-name="Default" office:value-type="string" calcext:value-type="string">
            <text:p>LIVE : ウソツキ / ナナツボシ / ドンガンボン / ThreeQuestionbr2n 中井大地 (ぶ〜ちゃい) / 田村友昌 (exボナンザグラム) / and more...</text:p>
          </table:table-cell>
          <table:table-cell office:value-type="string" calcext:value-type="string">
            <text:p>Open 17:30 / Start 18:00　 Advance 2000 / Door 2500 (+1D) br2n Beat Happening！は本公演は高校生以下のお客様は1000円Discount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4</text:p>
          </table:table-cell>
          <table:table-cell table:style-name="ce34" table:formula="of:=IF([.C215]=[.C216];[.D215]+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laotta / チャトラン / EL SONOKOS / ダルマキッド</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5</text:p>
          </table:table-cell>
          <table:table-cell table:style-name="ce34" table:formula="of:=IF([.C216]=[.C217];[.D216]+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 INFANTS IN EINDHOVEN / nada.acarph / and more... br2n 食事 : おいしいじかん / ミヤケンのおつまみ br2n ロミロミ・マッサージ : yukiebr2n 展示 : k.a.n.abr2n ヘアアレンジ : T-yobr2n ネイル、耳ツボジュエリー : Ciebr2n DJ/MC : DJ三国志【宮内健司 (from cumulonimbus／COMA*／Bucolic) , DJ Ishino (from 雪崩)】</text:p>
          </table:table-cell>
          <table:table-cell office:value-type="string" calcext:value-type="string">
            <text:p>Open / Start 18:30　 Charge 1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7</text:p>
          </table:table-cell>
          <table:table-cell table:style-name="ce34" table:formula="of:=IF([.C217]=[.C218];[.D217]+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8</text:p>
          </table:table-cell>
          <table:table-cell table:style-name="ce34" table:formula="of:=IF([.C218]=[.C219];[.D218]+1;1)" office:value-type="float" office:value="1" calcext:value-type="float">
            <text:p/>
          </table:table-cell>
          <table:table-cell office:value-type="string" calcext:value-type="string">
            <text:p>ジャイアンナイトpresentsbr2n 『豊満乃塾 豊満乃風対超新塾 』</text:p>
          </table:table-cell>
          <table:table-cell table:style-name="Default" office:value-type="string" calcext:value-type="string">
            <text:p>LIVE : 豊満乃風 / 超新塾br2n OP ACT : mckjbr2n DJ : mckj / ギチ樋口br2n MC : アントニオ広大(こりゃめでてーな広大)</text:p>
          </table:table-cell>
          <table:table-cell office:value-type="string" calcext:value-type="string">
            <text:p>Open / Start 23:30　 Advance 2000 / Door 25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19]=[.C220];[.D219]+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 ドンマルティネス / 空きっ腹に酒br2n DJ : はやぴーbr2n 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20]=[.C221];[.D220]+1;1)" office:value-type="float" office:value="2" calcext:value-type="float">
            <text:p/>
          </table:table-cell>
          <table:table-cell office:value-type="string" calcext:value-type="string">
            <text:p>ジャイアンナイトpresentsbr2n 「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30</text:p>
          </table:table-cell>
          <table:table-cell table:style-name="ce34" table:formula="of:=IF([.C221]=[.C222];[.D221]+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 高校生 Charge free!!!(Drink代\500) 　大学生 \1000 OFF!!!</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3</text:p>
          </table:table-cell>
          <table:table-cell table:style-name="ce34" table:formula="of:=IF([.C222]=[.C223];[.D222]+1;1)" office:value-type="float" office:value="1" calcext:value-type="float">
            <text:p/>
          </table:table-cell>
          <table:table-cell office:value-type="string" calcext:value-type="string">
            <text:p>RAM WIRE ワンマンライブ2014 「夢のあかし」</text:p>
          </table:table-cell>
          <table:table-cell table:style-name="Default" office:value-type="string" calcext:value-type="string">
            <text:p>RAM WIRE</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5</text:p>
          </table:table-cell>
          <table:table-cell table:style-name="ce34" table:formula="of:=IF([.C223]=[.C224];[.D223]+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 ゲスト：森は生きている</text:p>
          </table:table-cell>
          <table:table-cell office:value-type="string" calcext:value-type="string">
            <text:p>OPEN/START 18:30/19: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6</text:p>
          </table:table-cell>
          <table:table-cell table:style-name="ce34" table:formula="of:=IF([.C224]=[.C225];[.D224]+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7</text:p>
          </table:table-cell>
          <table:table-cell table:style-name="ce34" table:formula="of:=IF([.C225]=[.C226];[.D225]+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6"/>
        </table:table-row>
        <table:table-row table:style-name="ro2">
          <table:table-cell/>
          <table:table-cell office:value-type="float" office:value="25" calcext:value-type="float">
            <text:p>25</text:p>
          </table:table-cell>
          <table:table-cell table:style-name="ce32" office:value-type="string" calcext:value-type="string">
            <text:p>0328</text:p>
          </table:table-cell>
          <table:table-cell table:style-name="ce34" table:formula="of:=IF([.C226]=[.C227];[.D226]+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7]=[.C228];[.D227]+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8]=[.C229];[.D228]+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29]=[.C230];[.D229]+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30]=[.C231];[.D230]+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3</text:p>
          </table:table-cell>
          <table:table-cell table:style-name="ce34" table:formula="of:=IF([.C231]=[.C232];[.D231]+1;1)" office:value-type="float" office:value="1" calcext:value-type="float">
            <text:p/>
          </table:table-cell>
          <table:table-cell office:value-type="string" calcext:value-type="string">
            <text:p>ボクらの熊魂2014 ～この桜吹雪が目に入らぬか編～</text:p>
          </table:table-cell>
          <table:table-cell table:style-name="Default" office:value-type="string" calcext:value-type="string">
            <text:p>くりかまき</text:p>
          </table:table-cell>
          <table:table-cell office:value-type="string" calcext:value-type="string">
            <text:p>OPEN / START : 15:30 / 16:00br2n前売 / 当日 : ￥3,200 / ー（税込 / ドリンク代別）</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4</text:p>
          </table:table-cell>
          <table:table-cell table:style-name="ce34" table:formula="of:=IF([.C232]=[.C233];[.D23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5</text:p>
          </table:table-cell>
          <table:table-cell table:style-name="ce34" table:formula="of:=IF([.C233]=[.C234];[.D23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6</text:p>
          </table:table-cell>
          <table:table-cell table:style-name="ce34" table:formula="of:=IF([.C234]=[.C235];[.D23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7</text:p>
          </table:table-cell>
          <table:table-cell table:style-name="ce34" table:formula="of:=IF([.C235]=[.C236];[.D23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8</text:p>
          </table:table-cell>
          <table:table-cell table:style-name="ce34" table:formula="of:=IF([.C236]=[.C237];[.D23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9</text:p>
          </table:table-cell>
          <table:table-cell table:style-name="ce34" table:formula="of:=IF([.C237]=[.C238];[.D23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30</text:p>
          </table:table-cell>
          <table:table-cell table:style-name="ce34" table:formula="of:=IF([.C238]=[.C239];[.D23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3</text:p>
          </table:table-cell>
          <table:table-cell table:style-name="ce34" table:formula="of:=IF([.C239]=[.C240];[.D239]+1;1)" office:value-type="float" office:value="1" calcext:value-type="float">
            <text:p/>
          </table:table-cell>
          <table:table-cell office:value-type="string" calcext:value-type="string">
            <text:p>HARASHOWデビュー＆初ワンマンbr2n THE LIVE WORK CONVENTION</text:p>
          </table:table-cell>
          <table:table-cell table:style-name="Default" office:value-type="string" calcext:value-type="string">
            <text:p>HARASHOW</text:p>
          </table:table-cell>
          <table:table-cell office:value-type="string" calcext:value-type="string">
            <text:p>チケットぴあ [222-953] / ローソンチケット [79645]br2n イープラスbr2nトークイベント15:30 / 16:00br2n ライブイベント 18:00 / 18:15br2n￥3,500- (税込) / ￥4,000- (税込) ※1ドリンク別br2n ＊その他チケットあり（￥10,000、￥7,000のプレミアムチケット各種）br2n 詳細はチケット受付ページにて。</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4</text:p>
          </table:table-cell>
          <table:table-cell table:style-name="ce34" table:formula="of:=IF([.C240]=[.C241];[.D240]+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 ■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5</text:p>
          </table:table-cell>
          <table:table-cell table:style-name="ce34" table:formula="of:=IF([.C241]=[.C242];[.D241]+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 チケットぴあ [227-177] / ローソンチケット [73992]br2n イープラスbr2n17:00 / 17:3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6</text:p>
          </table:table-cell>
          <table:table-cell table:style-name="ce34" table:formula="of:=IF([.C242]=[.C243];[.D242]+1;1)" office:value-type="float" office:value="1" calcext:value-type="float">
            <text:p/>
          </table:table-cell>
          <table:table-cell office:value-type="string" calcext:value-type="string">
            <text:p>KANDAFUL WORLD vol.3br2n ～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 【学生】￥3,000- (税込) ※1ドリンク別br2n ※学生チケットご購入の方は、当日受付にて学生証の提示をお願い致します。</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7</text:p>
          </table:table-cell>
          <table:table-cell table:style-name="ce34" table:formula="of:=IF([.C243]=[.C244];[.D243]+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 チケットぴあ [219-903] / ローソンチケット [75723]br2n イープラスbr2n18:00 / 19:00br2n完全招待制 無料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8</text:p>
          </table:table-cell>
          <table:table-cell table:style-name="ce34" table:formula="of:=IF([.C244]=[.C245];[.D244]+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9</text:p>
          </table:table-cell>
          <table:table-cell table:style-name="ce34" table:formula="of:=IF([.C245]=[.C246];[.D245]+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0</text:p>
          </table:table-cell>
          <table:table-cell table:style-name="ce34" table:formula="of:=IF([.C246]=[.C247];[.D246]+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 &lt;歌い手&gt;詩人 / Freedel / ＠麦茶　…他br2n &lt;踊り手&gt;足太ぺんた / AMU+弟 /br2n あゆあゆっ / Kyanys / こにたん /br2n しょまちぬぞう / FULL HALF / 鷹文 /br2n なみ（仮） / のら / MAP / まびてちZ / MOMOCLOID / 飲茶娘 /br2n 林檎酢 / わた　…他</text:p>
          </table:table-cell>
          <table:table-cell office:value-type="string" calcext:value-type="string">
            <text:p>チケットぴあ [223-984 ] / ローソンチケット [70491]br2n イープラスbr2n13:30 / 14:30br2n￥3,000- (税込) / ￥3,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1</text:p>
          </table:table-cell>
          <table:table-cell table:style-name="ce34" table:formula="of:=IF([.C247]=[.C248];[.D247]+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 小池真友（元Ranzuki）br2n 金子じゃねん(元Ranzuki)br2n 平木愛美(JJブロモ)br2n 若狭千乃（nuts専属ブロガー）br2n 小林亜美莉（nuts専属ブロガー） br2n 田辺音羽（ブロガール）br2n …and morebr2n 【アーティストLIVE】br2n カモンジョック …and more br2n 【MC】br2n 小林真由 （Ray） …and more br2n 【ダンサー】br2n hirokibr2n Liko Lehuabr2n 【協力ブランド】 br2n MARRY GARETbr2n O.M.Gbr2n…and more</text:p>
          </table:table-cell>
          <table:table-cell office:value-type="string" calcext:value-type="string">
            <text:p>チケットぴあ [-] / ローソンチケット [70196]br2n イープラスbr2n16:30 / 17:00br2n￥3,000- (税込) / ￥3,500- (税込) ※1ドリンク別</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3</text:p>
          </table:table-cell>
          <table:table-cell table:style-name="ce34" table:formula="of:=IF([.C248]=[.C249];[.D248]+1;1)" office:value-type="float" office:value="1" calcext:value-type="float">
            <text:p/>
          </table:table-cell>
          <table:table-cell office:value-type="string" calcext:value-type="string">
            <text:p>春だ！２軍のスプリングカーニバル2014br2n ～”ほぼ中学生”から”ほぼ高校生”へ～</text:p>
          </table:table-cell>
          <table:table-cell table:style-name="Default" office:value-type="string" calcext:value-type="string">
            <text:p>乙女新党</text:p>
          </table:table-cell>
          <table:table-cell office:value-type="string" calcext:value-type="string">
            <text:p>OPEN : 12:00 START : 13:00</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6</text:p>
          </table:table-cell>
          <table:table-cell table:style-name="ce34" table:formula="of:=IF([.C249]=[.C250];[.D249]+1;1)" office:value-type="float" office:value="1" calcext:value-type="float">
            <text:p/>
          </table:table-cell>
          <table:table-cell office:value-type="string" calcext:value-type="string">
            <text:p>fox capture plan "BRIDGE"br2n 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6"/>
        </table:table-row>
        <table:table-row table:style-name="ro2">
          <table:table-cell/>
          <table:table-cell office:value-type="float" office:value="29" calcext:value-type="float">
            <text:p>29</text:p>
          </table:table-cell>
          <table:table-cell table:style-name="ce32" office:value-type="string" calcext:value-type="string">
            <text:p>0330</text:p>
          </table:table-cell>
          <table:table-cell table:style-name="ce34" table:formula="of:=IF([.C250]=[.C251];[.D250]+1;1)" office:value-type="float" office:value="1" calcext:value-type="float">
            <text:p/>
          </table:table-cell>
          <table:table-cell office:value-type="string" calcext:value-type="string">
            <text:p>Lillies and Remains br2n "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3</text:p>
          </table:table-cell>
          <table:table-cell table:style-name="ce34" table:formula="of:=IF([.C251]=[.C252];[.D251]+1;1)" office:value-type="float" office:value="1" calcext:value-type="float">
            <text:p/>
          </table:table-cell>
          <table:table-cell office:value-type="string" calcext:value-type="string">
            <text:p>MIURA SHAKE 「穴」</text:p>
          </table:table-cell>
          <table:table-cell table:style-name="Default" office:value-type="string" calcext:value-type="string">
            <text:p>三浦涼介／and more…</text:p>
          </table:table-cell>
          <table:table-cell office:value-type="string" calcext:value-type="string">
            <text:p>[1st] Open 12:00｜Start 13:00 br2n[2nd] Open 16:00｜Start 17:00br2nAdv 4,500yen (D別)｜Door 5,000yen (D別) br2nASTRO HALL店頭, e+にて2/22(土)より発売 br2n※FCモバイル先行あり！ 受付期間2/7(金)13:00〜2/11(火)23:59</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4</text:p>
          </table:table-cell>
          <table:table-cell table:style-name="ce34" table:formula="of:=IF([.C252]=[.C253];[.D252]+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5</text:p>
          </table:table-cell>
          <table:table-cell table:style-name="ce34" table:formula="of:=IF([.C253]=[.C254];[.D253]+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6</text:p>
          </table:table-cell>
          <table:table-cell table:style-name="ce34" table:formula="of:=IF([.C254]=[.C255];[.D254]+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7</text:p>
          </table:table-cell>
          <table:table-cell table:style-name="ce34" table:formula="of:=IF([.C255]=[.C256];[.D255]+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31</text:p>
          </table:table-cell>
          <table:table-cell table:style-name="ce34" table:formula="of:=IF([.C256]=[.C257];[.D256]+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3</text:p>
          </table:table-cell>
          <table:table-cell table:style-name="ce34" table:formula="of:=IF([.C257]=[.C258];[.D257]+1;1)" office:value-type="float" office:value="1" calcext:value-type="float">
            <text:p/>
          </table:table-cell>
          <table:table-cell/>
          <table:table-cell table:style-name="Default" office:value-type="string" calcext:value-type="string">
            <text:p>downy</text:p>
          </table:table-cell>
          <table:table-cell office:value-type="string" calcext:value-type="string">
            <text:p>OPEN / START : 17:00 / 18:00br2nADV / DOOR : ￥3,5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4</text:p>
          </table:table-cell>
          <table:table-cell table:style-name="ce34" table:formula="of:=IF([.C258]=[.C259];[.D258]+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 LIVE@KATA：jan&amp;Naomi new！/RIKI HIDAKA new！ br2n DJ：UCARY&amp;THE VALENTINE/GIVVN (LowPass)</text:p>
          </table:table-cell>
          <table:table-cell office:value-type="string" calcext:value-type="string">
            <text:p>OPEN / START : 18:00 / 19:00br2nADV / DOOR : ￥4,2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5</text:p>
          </table:table-cell>
          <table:table-cell table:style-name="ce34" table:formula="of:=IF([.C259]=[.C260];[.D259]+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6</text:p>
          </table:table-cell>
          <table:table-cell table:style-name="ce34" table:formula="of:=IF([.C260]=[.C261];[.D260]+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7</text:p>
          </table:table-cell>
          <table:table-cell table:style-name="ce34" table:formula="of:=IF([.C261]=[.C262];[.D261]+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8</text:p>
          </table:table-cell>
          <table:table-cell table:style-name="ce34" table:formula="of:=IF([.C262]=[.C263];[.D262]+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9</text:p>
          </table:table-cell>
          <table:table-cell table:style-name="ce34" table:formula="of:=IF([.C263]=[.C264];[.D263]+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0</text:p>
          </table:table-cell>
          <table:table-cell table:style-name="ce34" table:formula="of:=IF([.C264]=[.C265];[.D264]+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1</text:p>
          </table:table-cell>
          <table:table-cell table:style-name="ce34" table:formula="of:=IF([.C265]=[.C266];[.D265]+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3</text:p>
          </table:table-cell>
          <table:table-cell table:style-name="ce34" table:formula="of:=IF([.C266]=[.C267];[.D266]+1;1)" office:value-type="float" office:value="1" calcext:value-type="float">
            <text:p/>
          </table:table-cell>
          <table:table-cell office:value-type="string" calcext:value-type="string">
            <text:p>古宮夏希＆コークスが燃えている！企画『３月』～「グッド・バイ」レコ発編～</text:p>
          </table:table-cell>
          <table:table-cell table:style-name="Default" office:value-type="string" calcext:value-type="string">
            <text:p>LIVE: 古宮夏希＆コークスが燃えている！ / 佐古勇気とGABBA GABBA HEY / 安藤明子 / 逃亡くそタわけ</text:p>
          </table:table-cell>
          <table:table-cell office:value-type="string" calcext:value-type="string">
            <text:p>ADV: 1500円 / DOOR: 1800円(+1ドリンク500円 or +1500円飲み放題)br2n OPEN: 19:00 / START: 19: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9</text:p>
          </table:table-cell>
          <table:table-cell table:style-name="ce34" table:formula="of:=IF([.C267]=[.C268];[.D267]+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30</text:p>
          </table:table-cell>
          <table:table-cell table:style-name="ce34" table:formula="of:=IF([.C268]=[.C269];[.D268]+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 OPEN:18:00 / START: 18: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4</text:p>
          </table:table-cell>
          <table:table-cell table:style-name="ce34" table:formula="of:=IF([.C269]=[.C270];[.D269]+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5</text:p>
          </table:table-cell>
          <table:table-cell table:style-name="ce34" table:formula="of:=IF([.C270]=[.C271];[.D270]+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6</text:p>
          </table:table-cell>
          <table:table-cell table:style-name="ce34" table:formula="of:=IF([.C271]=[.C272];[.D271]+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0</text:p>
          </table:table-cell>
          <table:table-cell table:style-name="ce34" table:formula="of:=IF([.C272]=[.C273];[.D272]+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 早割: 500円(2ドリンク別、4/5まで) / 予約: 1000円(2ドリンク別) / 当日: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2</text:p>
          </table:table-cell>
          <table:table-cell table:style-name="ce34" table:formula="of:=IF([.C273]=[.C274];[.D273]+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3</text:p>
          </table:table-cell>
          <table:table-cell table:style-name="ce34" table:formula="of:=IF([.C274]=[.C275];[.D274]+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5</text:p>
          </table:table-cell>
          <table:table-cell table:style-name="ce34" table:formula="of:=IF([.C275]=[.C276];[.D275]+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 DJ: stsysr br2n 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 ADV / DOOR: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7</text:p>
          </table:table-cell>
          <table:table-cell table:style-name="ce34" table:formula="of:=IF([.C276]=[.C277];[.D276]+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 ※学生の方は受付にて学生手帳の提示いただくと学割料金にてご入場いただけます。忘れずにご持参ください。</text:p>
          </table:table-cell>
          <table:table-cell office:value-type="string" calcext:value-type="string">
            <text:p>OPEN:19:00 / START: 19:30br2n ADV: 2000円 / DOOR: 2500円 / 学割: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6</text:p>
          </table:table-cell>
          <table:table-cell table:style-name="ce34" table:formula="of:=IF([.C277]=[.C278];[.D277]+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 DJ: VIDEOTAPEMUSIC / Summer Of Fan（solo)br2n メール予約: dot.prompt.sea@gmail.com (公演名とお名前、枚数をご記入の上お送りください。)</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9</text:p>
          </table:table-cell>
          <table:table-cell table:style-name="ce34" table:formula="of:=IF([.C278]=[.C279];[.D278]+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 FOOD: あのねこ食廊</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3</text:p>
          </table:table-cell>
          <table:table-cell table:style-name="ce34" table:formula="of:=IF([.C279]=[.C280];[.D279]+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 DJ: 箕浦健太郎</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5</text:p>
          </table:table-cell>
          <table:table-cell table:style-name="ce34" table:formula="of:=IF([.C280]=[.C281];[.D280]+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 DJ: 置石</text:p>
          </table:table-cell>
          <table:table-cell office:value-type="string" calcext:value-type="string">
            <text:p>OPEN / START: 18:00br2n ADV: 1500円 / DOOR: 2000円（ドリンク別）</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3</text:p>
          </table:table-cell>
          <table:table-cell table:style-name="ce34" table:formula="of:=IF([.C281]=[.C282];[.D281]+1;1)" office:value-type="float" office:value="1" calcext:value-type="float">
            <text:p/>
          </table:table-cell>
          <table:table-cell office:value-type="string" calcext:value-type="string">
            <text:p>大感謝祭スペシャル　Heart × Distribution vol.05</text:p>
          </table:table-cell>
          <table:table-cell table:style-name="Default" office:value-type="string" calcext:value-type="string">
            <text:p>こいこい／Quelle／小池若菜／スモーカー／HEAVY SMOKER／Little Syndicate／W・Wizard／the afterglow／EX-TRYGHT／888mb/hPa —Gilbert—</text:p>
          </table:table-cell>
          <table:table-cell office:value-type="string" calcext:value-type="string">
            <text:p>OPEN 15:30 / START 15:50br2n 前売￥2,000+D / 当日￥2,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4</text:p>
          </table:table-cell>
          <table:table-cell table:style-name="ce34" table:formula="of:=IF([.C282]=[.C283];[.D282]+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 継続セッション『Xis』／期間限定プロジェクトHarmonia-ハルモニア-／他</text:p>
          </table:table-cell>
          <table:table-cell office:value-type="string" calcext:value-type="string">
            <text:p>OPEN 15:30 / START 16:0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5</text:p>
          </table:table-cell>
          <table:table-cell table:style-name="ce34" table:formula="of:=IF([.C283]=[.C284];[.D283]+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6</text:p>
          </table:table-cell>
          <table:table-cell table:style-name="ce34" table:formula="of:=IF([.C284]=[.C285];[.D284]+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 前売￥3,150+D / 当日￥3,600+D ※演者による催し物有りbr2n ※尚、本公演では畳の敷き詰めはございませんのでご了承ください。</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7</text:p>
          </table:table-cell>
          <table:table-cell table:style-name="ce34" table:formula="of:=IF([.C285]=[.C286];[.D285]+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8</text:p>
          </table:table-cell>
          <table:table-cell table:style-name="ce34" table:formula="of:=IF([.C286]=[.C287];[.D286]+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 前売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7]=[.C288];[.D287]+1;1)" office:value-type="float" office:value="1" calcext:value-type="float">
            <text:p/>
          </table:table-cell>
          <table:table-cell office:value-type="string" calcext:value-type="string">
            <text:p>【DAY】br2n 「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 前売￥3,000+D / 当日￥3,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8]=[.C289];[.D288]+1;1)" office:value-type="float" office:value="2" calcext:value-type="float">
            <text:p/>
          </table:table-cell>
          <table:table-cell office:value-type="string" calcext:value-type="string">
            <text:p>【NIGHT】br2n Rêve ONEMAN LIVE『Never Festival』</text:p>
          </table:table-cell>
          <table:table-cell table:style-name="Default" office:value-type="string" calcext:value-type="string">
            <text:p>Rêve</text:p>
          </table:table-cell>
          <table:table-cell office:value-type="string" calcext:value-type="string">
            <text:p>OPEN 18:30 / START 19:00br2n 前売￥2,800+D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89]=[.C290];[.D289]+1;1)" office:value-type="float" office:value="1" calcext:value-type="float">
            <text:p/>
          </table:table-cell>
          <table:table-cell office:value-type="string" calcext:value-type="string">
            <text:p>【DAY】br2n 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0]=[.C291];[.D290]+1;1)" office:value-type="float" office:value="2" calcext:value-type="float">
            <text:p/>
          </table:table-cell>
          <table:table-cell office:value-type="string" calcext:value-type="string">
            <text:p>【NIGHT】【1部】br2n シルエット解散ONEMAN『MAJOLICA』</text:p>
          </table:table-cell>
          <table:table-cell table:style-name="Default" office:value-type="string" calcext:value-type="string">
            <text:p>シルエット</text:p>
          </table:table-cell>
          <table:table-cell office:value-type="string" calcext:value-type="string">
            <text:p>OPEN 16:30 / START 17:00br2n 前売 / 当日 Fr</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1]=[.C292];[.D291]+1;1)" office:value-type="float" office:value="3" calcext:value-type="float">
            <text:p/>
          </table:table-cell>
          <table:table-cell office:value-type="string" calcext:value-type="string">
            <text:p>【NIGHT】【2部】br2n シルエット解散ONEMAN『MAJOLICA』</text:p>
          </table:table-cell>
          <table:table-cell table:style-name="Default" office:value-type="string" calcext:value-type="string">
            <text:p>シルエット</text:p>
          </table:table-cell>
          <table:table-cell office:value-type="string" calcext:value-type="string">
            <text:p>OPEN 18:00 / START 18:30br2n 前売￥2,500+D / 当日￥3,000+D br2n ※打上げ付き￥7,500+D ※入場特典：シルエット総集編ドキュメントDVD・チェキ会参加br2n (1部、2部両公演ご来場の方に特別アーティスト写真配布)</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1</text:p>
          </table:table-cell>
          <table:table-cell table:style-name="ce34" table:formula="of:=IF([.C292]=[.C293];[.D292]+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 Cast:LOT's CROWS／GR∞VE ability／VIRTUAL NOTE(静岡)／Le Lien／心表紙／まさ坊とおなかと八丈島／くるみ。</text:p>
          </table:table-cell>
          <table:table-cell office:value-type="string" calcext:value-type="string">
            <text:p>OPEN 14:30 / START 15:00br2n 前売￥1,500+D / 当日￥2,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3]=[.C294];[.D293]+1;1)" office:value-type="float" office:value="1" calcext:value-type="float">
            <text:p/>
          </table:table-cell>
          <table:table-cell office:value-type="string" calcext:value-type="string">
            <text:p>【DAY】br2n サヨナラ！JK卒業ライブ ～セーラー服を脱ぐとき～</text:p>
          </table:table-cell>
          <table:table-cell table:style-name="Default" office:value-type="string" calcext:value-type="string">
            <text:p>あやぴよ／まこもこ／みこ／マキヲ／るぅ汰ると／さやにやん／お肉。／あかりん／br2n りりやん／まりやん／やっこ・まなこ／まりやん</text:p>
          </table:table-cell>
          <table:table-cell office:value-type="string" calcext:value-type="string">
            <text:p>OPEN 10:30 / START 10:55br2n 前売￥2,000＋D / 当日￥2,500＋Dbr2n (D→メニュー一部を除いてFr</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4]=[.C295];[.D294]+1;1)" office:value-type="float" office:value="2" calcext:value-type="float">
            <text:p/>
          </table:table-cell>
          <table:table-cell office:value-type="string" calcext:value-type="string">
            <text:p>【NIGHT】br2n 〜CHECK×MATE Presents. X-ray vol.2 〜Queen's side〜</text:p>
          </table:table-cell>
          <table:table-cell table:style-name="Default" office:value-type="string" calcext:value-type="string">
            <text:p>CHECKxMATE／伊藤桃／早乃香織／他br2n ゲスト：岸田エリ子</text:p>
          </table:table-cell>
          <table:table-cell office:value-type="string" calcext:value-type="string">
            <text:p>OPEN 18:00 / START 18:30br2n 前売 ¥2500+D / 当日 ¥3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4</text:p>
          </table:table-cell>
          <table:table-cell table:style-name="ce34" table:formula="of:=IF([.C295]=[.C296];[.D295]+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5</text:p>
          </table:table-cell>
          <table:table-cell table:style-name="ce34" table:formula="of:=IF([.C296]=[.C297];[.D296]+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 O.A. EX-TRYGHT／雪解けーションズ feat.鳴風</text:p>
          </table:table-cell>
          <table:table-cell office:value-type="string" calcext:value-type="string">
            <text:p>OPEN 17:00 / START 17:30br2n 前売￥2,500＋D / 当日￥3,000＋D</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6</text:p>
          </table:table-cell>
          <table:table-cell table:style-name="ce34" table:formula="of:=IF([.C297]=[.C298];[.D297]+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 前売￥2,000＋D / 当日￥2,3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7</text:p>
          </table:table-cell>
          <table:table-cell table:style-name="ce34" table:formula="of:=IF([.C298]=[.C299];[.D298]+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8</text:p>
          </table:table-cell>
          <table:table-cell table:style-name="ce34" table:formula="of:=IF([.C299]=[.C300];[.D299]+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 前売￥2,300＋D / 当日￥2,8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0]=[.C301];[.D300]+1;1)" office:value-type="float" office:value="1" calcext:value-type="float">
            <text:p/>
          </table:table-cell>
          <table:table-cell office:value-type="string" calcext:value-type="string">
            <text:p>【DAY】br2n 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 前売 / 当日 ¥FREE+2D(¥1000)br2n 女性 / 学生 ¥FREE+1D(¥5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1]=[.C302];[.D301]+1;1)" office:value-type="float" office:value="2" calcext:value-type="float">
            <text:p/>
          </table:table-cell>
          <table:table-cell office:value-type="string" calcext:value-type="string">
            <text:p>【NIGHT】br2n 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 前売 ¥1500+2D(¥1000) / 当日 ¥2000+2D(¥10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2]=[.C303];[.D302]+1;1)" office:value-type="float" office:value="1" calcext:value-type="float">
            <text:p/>
          </table:table-cell>
          <table:table-cell office:value-type="string" calcext:value-type="string">
            <text:p>【DAY】br2n HPB presents CheerlY live vol.7</text:p>
          </table:table-cell>
          <table:table-cell table:style-name="Default" office:value-type="string" calcext:value-type="string">
            <text:p> </text:p>
          </table:table-cell>
          <table:table-cell office:value-type="string" calcext:value-type="string">
            <text:p>OPEN 11:30 / START 12:00br2n 前売 / 当日￥1,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3]=[.C304];[.D303]+1;1)" office:value-type="float" office:value="2" calcext:value-type="float">
            <text:p/>
          </table:table-cell>
          <table:table-cell office:value-type="string" calcext:value-type="string">
            <text:p>【NIGHT】br2n Shake HandZ-vol.14-</text:p>
          </table:table-cell>
          <table:table-cell table:style-name="Default" office:value-type="string" calcext:value-type="string">
            <text:p> </text:p>
          </table:table-cell>
          <table:table-cell office:value-type="string" calcext:value-type="string">
            <text:p>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1</text:p>
          </table:table-cell>
          <table:table-cell table:style-name="ce34" table:formula="of:=IF([.C304]=[.C305];[.D304]+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 前売￥2,5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5]=[.C306];[.D305]+1;1)" office:value-type="float" office:value="1" calcext:value-type="float">
            <text:p/>
          </table:table-cell>
          <table:table-cell office:value-type="string" calcext:value-type="string">
            <text:p>【DAY】br2n どりぃむぱふぉーまんすvol.8</text:p>
          </table:table-cell>
          <table:table-cell table:style-name="Default" office:value-type="string" calcext:value-type="string">
            <text:p>みにみに♪ぎゃんぐ／護大明王／彩～あやなし～／Cosmic Doll／チーム宴br2n ゲスト：Ryu-To／純愛★純情倶楽部</text:p>
          </table:table-cell>
          <table:table-cell office:value-type="string" calcext:value-type="string">
            <text:p>OPEN 11:00 / START 11:30br2n チケット料金 ￥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6]=[.C307];[.D306]+1;1)" office:value-type="float" office:value="2" calcext:value-type="float">
            <text:p/>
          </table:table-cell>
          <table:table-cell office:value-type="string" calcext:value-type="string">
            <text:p>【NIGHT】br2n 『ゲリーポッターと賢者の白石』</text:p>
          </table:table-cell>
          <table:table-cell table:style-name="Default" office:value-type="string" calcext:value-type="string">
            <text:p>瀬戸内ジャクソン</text:p>
          </table:table-cell>
          <table:table-cell office:value-type="string" calcext:value-type="string">
            <text:p>OPEN 18:00 / START 19:00br2n 前売￥1,500＋D / 当日￥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4</text:p>
          </table:table-cell>
          <table:table-cell table:style-name="ce34" table:formula="of:=IF([.C307]=[.C308];[.D307]+1;1)" office:value-type="float" office:value="1" calcext:value-type="float">
            <text:p/>
          </table:table-cell>
          <table:table-cell office:value-type="string" calcext:value-type="string">
            <text:p>和楽器ヴィジュアル系バンド Crow×Class～黒鴉組～br2n 単独宴 第三幕br2n 【輪廻転生】～芋虫はサナギとして死を迎える時、自分が美しい蝶となって空を舞うとは夢にも思っていない～</text:p>
          </table:table-cell>
          <table:table-cell table:style-name="Default" office:value-type="string" calcext:value-type="string">
            <text:p>Crow×Class～黒鴉組～br2n 黒鴉洋楽器隊br2n ゲスト:小寺利光（D☆D）</text:p>
          </table:table-cell>
          <table:table-cell office:value-type="string" calcext:value-type="string">
            <text:p>OPEN 18:30 / START 19:30br2n 前売￥3,000＋D / 当日￥3,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5</text:p>
          </table:table-cell>
          <table:table-cell table:style-name="ce34" table:formula="of:=IF([.C308]=[.C309];[.D308]+1;1)" office:value-type="float" office:value="1" calcext:value-type="float">
            <text:p/>
          </table:table-cell>
          <table:table-cell office:value-type="string" calcext:value-type="string">
            <text:p>ザ・ニュースペーパー　新宿ルイードＫ4ライブbr2n 「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 【2部】OPEN 18:30 / START 19:00br2n 料金 ￥3,500 (1ドリンク付き) お問合せ：TNPカンパニー　03-5318-3449</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6</text:p>
          </table:table-cell>
          <table:table-cell table:style-name="ce34" table:formula="of:=IF([.C309]=[.C310];[.D30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 前売￥2,3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7</text:p>
          </table:table-cell>
          <table:table-cell table:style-name="ce34" table:formula="of:=IF([.C310]=[.C311];[.D310]+1;1)" office:value-type="float" office:value="1" calcext:value-type="float">
            <text:p/>
          </table:table-cell>
          <table:table-cell office:value-type="string" calcext:value-type="string">
            <text:p>Let's begin Itbr2n ～BulletVox 1st mini album 「Humanism」レコ発企画～</text:p>
          </table:table-cell>
          <table:table-cell table:style-name="Default" office:value-type="string" calcext:value-type="string">
            <text:p>As a balloon／effect in paradox／ALVACORE／br2n DETOX／SPY／Catastrophe／BulletVox</text:p>
          </table:table-cell>
          <table:table-cell office:value-type="string" calcext:value-type="string">
            <text:p>OPEN 17:00 / START 17:30br2n 前売￥2,000＋D / 当日￥2,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8</text:p>
          </table:table-cell>
          <table:table-cell table:style-name="ce34" table:formula="of:=IF([.C311]=[.C312];[.D31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9</text:p>
          </table:table-cell>
          <table:table-cell table:style-name="ce34" table:formula="of:=IF([.C312]=[.C313];[.D31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 【2部】OPEN 17:30 / START 18: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3]=[.C314];[.D313]+1;1)" office:value-type="float" office:value="1" calcext:value-type="float">
            <text:p/>
          </table:table-cell>
          <table:table-cell office:value-type="string" calcext:value-type="string">
            <text:p>【DAY】br2n 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 珠和小鳩／工藤マミ／さちこ★／桃杏める／どっとじぇーぴー／紅／鋼鉄姉妹／黒元貴／涼城えみ／他br2n 【特別出演】少女☆タコサム br2n ★シークレット企画あり★</text:p>
          </table:table-cell>
          <table:table-cell office:value-type="string" calcext:value-type="string">
            <text:p>OPEN 10:00 / START 10:15br2n 前売￥3,000＋D / 当日￥3,500＋D / 女性￥1,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4]=[.C315];[.D31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1</text:p>
          </table:table-cell>
          <table:table-cell table:style-name="ce34" table:formula="of:=IF([.C315]=[.C316];[.D31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 前売￥2,500＋D / 当日￥3,000＋D  </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3</text:p>
          </table:table-cell>
          <table:table-cell table:style-name="ce34" table:formula="of:=IF([.C316]=[.C317];[.D316]+1;1)" office:value-type="float" office:value="1" calcext:value-type="float">
            <text:p/>
          </table:table-cell>
          <table:table-cell office:value-type="string" calcext:value-type="string">
            <text:p>青山☆聖ハチャメチャハイスクール3rd.ワンマンライブbr2n 『GIVE OUT BUT DON'T GIVE UP!!〜史上最大の作戦〜』</text:p>
          </table:table-cell>
          <table:table-cell table:style-name="Default" office:value-type="string" calcext:value-type="string">
            <text:p>青山☆聖ハチャメチャハイスクール</text:p>
          </table:table-cell>
          <table:table-cell office:value-type="string" calcext:value-type="string">
            <text:p>発売日 2/8 br2n開場 15:00 開演 16:00 br2n料金（前売） 1F立見¥3,000（整理番号付き） br2n ※要･別途drink代 br2n問合せ オデッセー br2n03-5444-696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4</text:p>
          </table:table-cell>
          <table:table-cell table:style-name="ce34" table:formula="of:=IF([.C317]=[.C318];[.D317]+1;1)" office:value-type="float" office:value="1" calcext:value-type="float">
            <text:p/>
          </table:table-cell>
          <table:table-cell office:value-type="string" calcext:value-type="string">
            <text:p>赤坂アイドルふぇすてぃばる♥br2n 一部:「Freshアイドルふぇすてぃばる♥」br2n 二部:「Superアイドルふぇすてぃばる♥」</text:p>
          </table:table-cell>
          <table:table-cell table:style-name="Default"/>
          <table:table-cell office:value-type="string" calcext:value-type="string">
            <text:p>発売日 3/1 br2n開場 14:00 開演 14:30 br2n料金（前売） ¥4,500 br2n ※要･別途drink代 br2n問合せ GALDir-Media br2n03-6759-8019 / idol_festival@galdir-media.com</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5</text:p>
          </table:table-cell>
          <table:table-cell table:style-name="ce34" table:formula="of:=IF([.C318]=[.C319];[.D318]+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 ※要･別途drink代 br2n ※1F立見は未就学児童入場不可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6</text:p>
          </table:table-cell>
          <table:table-cell table:style-name="ce34" table:formula="of:=IF([.C319]=[.C320];[.D319]+1;1)" office:value-type="float" office:value="1" calcext:value-type="float">
            <text:p/>
          </table:table-cell>
          <table:table-cell office:value-type="string" calcext:value-type="string">
            <text:p>【12:00公演】br2n Catch! Dream-Tip〜つかみとれ！夢の先を！！〜br2n 【18:15公演】br2n EXPOT〜ツキススム学生団体大交流会〜</text:p>
          </table:table-cell>
          <table:table-cell table:style-name="Default"/>
          <table:table-cell office:value-type="string" calcext:value-type="string">
            <text:p>発売日   br2n開場 11:30／18:00 開演 12:00／18:15 br2n料金（前売） ¥1,000 br2n ※要･別途drink代 br2n問合せ Catch! Dream-Tip＆EXPOT制作実行委員会 br2n03-6273-169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7</text:p>
          </table:table-cell>
          <table:table-cell table:style-name="ce34" table:formula="of:=IF([.C320]=[.C321];[.D320]+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 ※要･別途drink代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31</text:p>
          </table:table-cell>
          <table:table-cell table:style-name="ce34" table:formula="of:=IF([.C321]=[.C322];[.D321]+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 ※要･別途drink代 br2n問合せ 青二祭本部事務局 br2n090-1778-6773</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3</text:p>
          </table:table-cell>
          <table:table-cell table:style-name="ce34" table:formula="of:=IF([.C322]=[.C323];[.D322]+1;1)" office:value-type="float" office:value="1" calcext:value-type="float">
            <text:p/>
          </table:table-cell>
          <table:table-cell office:value-type="string" calcext:value-type="string">
            <text:p>Debut 2nd Anniversary Live〜Show Time2〜</text:p>
          </table:table-cell>
          <table:table-cell table:style-name="Default" office:value-type="string" calcext:value-type="string">
            <text:p>NU’EST</text:p>
          </table:table-cell>
          <table:table-cell office:value-type="string" calcext:value-type="string">
            <text:p>開場： 12:00 ⁄ 開演：13:00 br2n料金：  \7,400 ⁄ 1F　スタンディング  \7,400 ⁄ 2F　指定席</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3</text:p>
          </table:table-cell>
          <table:table-cell table:style-name="ce34" table:formula="of:=IF([.C323]=[.C324];[.D323]+1;1)" office:value-type="float" office:value="2" calcext:value-type="float">
            <text:p/>
          </table:table-cell>
          <table:table-cell office:value-type="string" calcext:value-type="string">
            <text:p>Debut 2nd Anniversary Live〜Show Time2〜</text:p>
          </table:table-cell>
          <table:table-cell table:style-name="Default" office:value-type="string" calcext:value-type="string">
            <text:p>NU’EST</text:p>
          </table:table-cell>
          <table:table-cell office:value-type="string" calcext:value-type="string">
            <text:p>開場： 17:00 ⁄ 開演：18:00 br2n料金：  \7,400 ⁄ 1F　スタンディング  \7,400 ⁄ 2F　指定席</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9</text:p>
          </table:table-cell>
          <table:table-cell table:style-name="ce34" table:formula="of:=IF([.C324]=[.C325];[.D324]+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30</text:p>
          </table:table-cell>
          <table:table-cell table:style-name="ce34" table:formula="of:=IF([.C325]=[.C326];[.D325]+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6"/>
        </table:table-row>
        <table:table-row table:style-name="ro9">
          <table:table-cell/>
          <table:table-cell office:value-type="float" office:value="38" calcext:value-type="float">
            <text:p>38</text:p>
          </table:table-cell>
          <table:table-cell table:style-name="ce32" office:value-type="string" calcext:value-type="string">
            <text:p>0329</text:p>
          </table:table-cell>
          <table:table-cell table:style-name="ce34" table:formula="of:=IF([.C326]=[.C327];[.D326]+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6"/>
        </table:table-row>
        <table:table-row table:style-name="ro9">
          <table:table-cell/>
          <table:table-cell office:value-type="float" office:value="38" calcext:value-type="float">
            <text:p>38</text:p>
          </table:table-cell>
          <table:table-cell table:style-name="ce32" office:value-type="string" calcext:value-type="string">
            <text:p>0330</text:p>
          </table:table-cell>
          <table:table-cell table:style-name="ce34" table:formula="of:=IF([.C327]=[.C328];[.D327]+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4</text:p>
          </table:table-cell>
          <table:table-cell table:style-name="ce34" table:formula="of:=IF([.C328]=[.C329];[.D328]+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5</text:p>
          </table:table-cell>
          <table:table-cell table:style-name="ce34" table:formula="of:=IF([.C329]=[.C330];[.D329]+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6</text:p>
          </table:table-cell>
          <table:table-cell table:style-name="ce34" table:formula="of:=IF([.C330]=[.C331];[.D330]+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7</text:p>
          </table:table-cell>
          <table:table-cell table:style-name="ce34" table:formula="of:=IF([.C331]=[.C332];[.D331]+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8</text:p>
          </table:table-cell>
          <table:table-cell table:style-name="ce34" table:formula="of:=IF([.C332]=[.C333];[.D332]+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9</text:p>
          </table:table-cell>
          <table:table-cell table:style-name="ce34" table:formula="of:=IF([.C333]=[.C334];[.D333]+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30</text:p>
          </table:table-cell>
          <table:table-cell table:style-name="ce34" table:formula="of:=IF([.C334]=[.C335];[.D334]+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31</text:p>
          </table:table-cell>
          <table:table-cell table:style-name="ce34" table:formula="of:=IF([.C335]=[.C336];[.D335]+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6"/>
        </table:table-row>
        <table:table-row table:style-name="ro2" table:number-rows-repeated="354">
          <table:table-cell table:number-columns-repeated="2"/>
          <table:table-cell table:style-name="ce32"/>
          <table:table-cell table:style-name="ce34"/>
          <table:table-cell/>
          <table:table-cell table:style-name="Default"/>
          <table:table-cell table:number-columns-repeated="7"/>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A3:LiveHouseMaster.F4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 style:data-style-name="N2" text:time-value="00:40:22.496712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4T00:45:35.776791000</dc:date>
    <meta:generator>LibreOffice/4.2.1.1$MacOSX_X86_64 LibreOffice_project/d7dbbd7842e6a58b0f521599204e827654e1fb8b</meta:generator>
    <meta:editing-duration>P1DT48M22S</meta:editing-duration>
    <meta:editing-cycles>134</meta:editing-cycles>
    <meta:document-statistic meta:table-count="4" meta:cell-count="2225"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